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a999" officeooo:paragraph-rsid="0019a999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a999" officeooo:paragraph-rsid="0019a99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aff11" officeooo:paragraph-rsid="001aff1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aff11" officeooo:paragraph-rsid="001aff1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9a999" officeooo:paragraph-rsid="001ca32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a32f" style:font-weight-asian="bold" style:font-weight-complex="bold"/>
    </style:style>
    <style:style style:name="T3" style:family="text">
      <style:text-properties officeooo:rsid="001aff11"/>
    </style:style>
    <style:style style:name="T4" style:family="text">
      <style:text-properties style:text-underline-style="solid" style:text-underline-width="auto" style:text-underline-color="font-color" fo:font-weight="bold" officeooo:rsid="001aff11" style:font-weight-asian="bold" style:font-weight-complex="bold"/>
    </style:style>
    <style:style style:name="T5" style:family="text">
      <style:text-properties officeooo:rsid="001ca3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l proyecto</text:p>
      <text:p text:style-name="P2"/>
      <text:p text:style-name="P2">1) Desarrollado en Python 3.11.3 (main, Apr 11 2023, 18:35:49) [GCC 11.3.0] on linux</text:p>
      <text:p text:style-name="P2">2) Librerias:</text:p>
      <text:p text:style-name="P2"><text:tab/><text:span text:style-name="T1">SpeechRecognition</text:span>: pip install SpeechRecognition en consola de Ide</text:p>
      <text:p text:style-name="P2"><text:tab/><text:span text:style-name="T1">Pyttsx3</text:span>: pip install pyttsx3</text:p>
      <text:p text:style-name="P2"><text:tab/><text:span text:style-name="T1">PyAudio</text:span>: pip install Pyaudio ó instalar desde <text:a xlink:type="simple" xlink:href="https://pypi.org/project/PyAudio/" text:style-name="Internet_20_link" text:visited-style-name="Visited_20_Internet_20_Link">https://pypi.org/project/PyAudio/</text:a></text:p>
      <text:p text:style-name="P2"><text:tab/><text:span text:style-name="T4">Pywhatkit</text:span><text:span text:style-name="T3">: pip install pywhatkit</text:span><text:tab/></text:p>
      <text:p text:style-name="P2"/>
      <text:p text:style-name="P3">3) <text:span text:style-name="T5">Crear entorno virtual:</text:span></text:p>
      <text:p text:style-name="P3"><text:tab/><text:span text:style-name="T2">Instalar virtualenv</text:span><text:span text:style-name="T5">: pip install virtualenv</text:span></text:p>
      <text:p text:style-name="P3"><text:tab/><text:span text:style-name="T2">Para crearlo</text:span><text:span text:style-name="T5">: virtualenv env, en el directorio donde queremos crear el entorno virtual</text:span></text:p>
      <text:p text:style-name="P3"><text:tab/><text:span text:style-name="T2">Para activarlo</text:span><text:span text:style-name="T5">: source env/bin/activate</text:span></text:p>
      <text:p text:style-name="P3"><text:tab/><text:span text:style-name="T2">Para instalar librerias: </text:span><text:span text:style-name="T5">pip install librería ó pip3 install librería</text:span></text:p>
      <text:p text:style-name="P3"><text:tab/><text:span text:style-name="T2">Para desactivarlo</text:span><text:span text:style-name="T5">: deactivate</text:span></text:p>
      <text:p text:style-name="P2"><text:tab/></text:p>
      <text:p text:style-name="P5"><text:span text:style-name="T5">4) Una vez dentro del entorno virtual, ejecutamos el proyecto con: python3 nombrearchivo.py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6:54.267006808</meta:creation-date>
    <dc:date>2023-04-26T19:23:18.227382084</dc:date>
    <meta:editing-duration>PT1H29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95" meta:character-count="713" meta:non-whitespace-character-count="621"/>
  </office:meta>
</office:document-meta>
</file>